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57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ce2" style:family="table-cell" style:parent-style-name="Default" style:data-style-name="N119"/>
    <style:style style:name="ce3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R</text:p>
          </table:table-cell>
          <table:table-cell office:value-type="float" office:value="48000">
            <text:p>48000</text:p>
          </table:table-cell>
          <table:table-cell/>
          <table:table-cell table:formula="of:=[.B2]/PI()" office:value-type="float" office:value="15278.874536822">
            <text:p>15278.874536822</text:p>
          </table:table-cell>
          <table:table-cell office:value-type="string">
            <text:p>Upper frequency lim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f0</text:p>
          </table:table-cell>
          <table:table-cell office:value-type="float" office:value="7500">
            <text:p>75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TF</text:p>
          </table:table-cell>
          <table:table-cell office:value-type="float" office:value="1">
            <text:p>1</text:p>
          </table:table-cell>
          <table:table-cell office:value-type="string">
            <text:p>duration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u0</text:p>
          </table:table-cell>
          <table:table-cell office:value-type="float" office:value="0.3">
            <text:p>0.3</text:p>
          </table:table-cell>
          <table:table-cell office:value-type="string">
            <text:p>init displacement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v0</text:p>
          </table:table-cell>
          <table:table-cell office:value-type="float" office:value="0">
            <text:p>0</text:p>
          </table:table-cell>
          <table:table-cell office:value-type="string">
            <text:p>init velocity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table:formula="of:=1/[.B2]" office:value-type="float" office:value="0.0000208333333333333">
            <text:p>2.08333333333333E-0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coef</text:p>
          </table:table-cell>
          <table:table-cell table:formula="of:=2-([.B8]*[.B8])*((2*PI()*[.B3])*(2*PI()*[.B3]))" office:value-type="float" office:value="1.03617144520612">
            <text:p>1.036171445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NF</text:p>
          </table:table-cell>
          <table:table-cell table:formula="of:=[.B4]*[.B2]" office:value-type="float" office:value="48000">
            <text:p>48000</text:p>
          </table:table-cell>
          <table:table-cell office:value-type="string">
            <text:p>number of samples for duration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office:value-type="string">
            <text:p>2-k^2w^2</text:p>
          </table:table-cell>
          <table:table-cell/>
          <table:table-cell office:value-type="string">
            <text:p>1-o*k</text:p>
          </table:table-cell>
          <table:table-cell office:value-type="string">
            <text:p>1+o*k</text:p>
          </table:table-cell>
          <table:table-cell table:number-columns-repeated="5"/>
          <table:table-cell table:style-name="Default" table:number-columns-repeated="2"/>
          <table:table-cell table:formula="of:=1-[.V10]" office:value-type="float" office:value="0.5">
            <text:p>0.5</text:p>
          </table:table-cell>
          <table:table-cell/>
        </table:table-row>
        <table:table-row table:style-name="ro1">
          <table:table-cell table:number-columns-repeated="7"/>
          <table:table-cell table:formula="of:=[.H13]/2" office:value-type="float" office:value="0.0582809448242188">
            <text:p>0.1</text:p>
          </table:table-cell>
          <table:table-cell table:formula="of:=([.H12]*2*PI())*([.H12]*2*PI())" office:value-type="float" office:value="0.134095098675271">
            <text:p>0.1340950987</text:p>
          </table:table-cell>
          <table:table-cell table:formula="of:=[.I12]/2304000000" office:value-type="float" office:value="0.0000000000582009976889196">
            <text:p>0.000000</text:p>
          </table:table-cell>
          <table:table-cell table:formula="of:=2-[.J12]" office:value-type="float" office:value="1.9999999999418">
            <text:p>1.9999999999</text:p>
          </table:table-cell>
          <table:table-cell/>
          <table:table-cell table:formula="of:=1-[.H12]*(1/48000)" office:value-type="float" office:value="0.999998785813649">
            <text:p>0.9999987858</text:p>
          </table:table-cell>
          <table:table-cell table:formula="of:=1+[.H12]*(1/48000)" office:value-type="float" office:value="1.00000121418635">
            <text:p>1.0000012142</text:p>
          </table:table-cell>
          <table:table-cell table:number-columns-repeated="3"/>
          <table:table-cell office:value-type="string">
            <text:p>1+X</text:p>
          </table:table-cell>
          <table:table-cell office:value-type="string">
            <text:p>1-X</text:p>
          </table:table-cell>
          <table:table-cell table:style-name="Default" office:value-type="string">
            <text:p>- / +</text:p>
          </table:table-cell>
          <table:table-cell table:style-name="Default" office:value-type="string">
            <text:p>1 / +</text:p>
          </table:table-cell>
          <table:table-cell/>
          <table:table-cell office:value-type="string">
            <text:p>DIFF</text:p>
          </table:table-cell>
        </table:table-row>
        <table:table-row table:style-name="ro1">
          <table:table-cell office:value-type="string">
            <text:p>u1</text:p>
          </table:table-cell>
          <table:table-cell table:style-name="ce1" table:formula="of:=[.B5]+[.B8]*[.B6]" office:value-type="float" office:value="0.3">
            <text:p>0.3</text:p>
          </table:table-cell>
          <table:table-cell table:number-columns-repeated="5"/>
          <table:table-cell table:formula="of:=[.H14]/2" office:value-type="float" office:value="0.116561889648438">
            <text:p>0.1</text:p>
          </table:table-cell>
          <table:table-cell table:formula="of:=([.H13]*2*PI())*([.H13]*2*PI())" office:value-type="float" office:value="0.536380394701083">
            <text:p>0.5363803947</text:p>
          </table:table-cell>
          <table:table-cell table:formula="of:=[.I13]/2304000000" office:value-type="float" office:value="0.000000000232803990755679">
            <text:p>0.000000</text:p>
          </table:table-cell>
          <table:table-cell table:formula="of:=2-[.J13]" office:value-type="float" office:value="1.9999999997672">
            <text:p>1.9999999998</text:p>
          </table:table-cell>
          <table:table-cell/>
          <table:table-cell table:formula="of:=1-[.H13]*(1/48000)" office:value-type="float" office:value="0.999997571627299">
            <text:p>0.9999975716</text:p>
          </table:table-cell>
          <table:table-cell table:formula="of:=1+[.H13]*(1/48000)" office:value-type="float" office:value="1.0000024283727">
            <text:p>1.000002428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1+[.Q13]" office:value-type="float" office:value="1">
            <text:p>1</text:p>
          </table:table-cell>
          <table:table-cell table:formula="of:=1-[.Q13]" office:value-type="float" office:value="1">
            <text:p>1</text:p>
          </table:table-cell>
          <table:table-cell table:style-name="Default" table:formula="of:=[.S13]/[.R13]" office:value-type="float" office:value="1">
            <text:p>1</text:p>
          </table:table-cell>
          <table:table-cell table:style-name="Default" table:formula="of:=1/[.R13]" office:value-type="float" office:value="1">
            <text:p>1</text:p>
          </table:table-cell>
          <table:table-cell table:formula="of:=[.T13]*[.V$10]+[.V$11]" office:value-type="float" office:value="1">
            <text:p>1</text:p>
          </table:table-cell>
          <table:table-cell table:formula="of:=[.V13]-[.U13]" office:value-type="float" office:value="0">
            <text:p>0</text:p>
          </table:table-cell>
        </table:table-row>
        <table:table-row table:style-name="ro1">
          <table:table-cell office:value-type="string">
            <text:p>u2</text:p>
          </table:table-cell>
          <table:table-cell table:formula="of:=[.B5]" office:value-type="float" office:value="0.3">
            <text:p>0.3</text:p>
          </table:table-cell>
          <table:table-cell table:number-columns-repeated="5"/>
          <table:table-cell table:formula="of:=[.H15]/2" office:value-type="float" office:value="0.233123779296875">
            <text:p>0.2</text:p>
          </table:table-cell>
          <table:table-cell table:formula="of:=([.H14]*2*PI())*([.H14]*2*PI())" office:value-type="float" office:value="2.14552157880433">
            <text:p>2.1455215788</text:p>
          </table:table-cell>
          <table:table-cell table:formula="of:=[.I14]/2304000000" office:value-type="float" office:value="0.000000000931215963022714">
            <text:p>0.000000</text:p>
          </table:table-cell>
          <table:table-cell table:formula="of:=2-[.J14]" office:value-type="float" office:value="1.99999999906878">
            <text:p>1.9999999991</text:p>
          </table:table-cell>
          <table:table-cell/>
          <table:table-cell table:formula="of:=1-[.H14]*(1/48000)" office:value-type="float" office:value="0.999995143254598">
            <text:p>0.9999951433</text:p>
          </table:table-cell>
          <table:table-cell table:formula="of:=1+[.H14]*(1/48000)" office:value-type="float" office:value="1.0000048567454">
            <text:p>1.0000048567</text:p>
          </table:table-cell>
          <table:table-cell table:number-columns-repeated="2"/>
          <table:table-cell office:value-type="float" office:value="0.01">
            <text:p>0.01</text:p>
          </table:table-cell>
          <table:table-cell table:formula="of:=1+[.Q14]" office:value-type="float" office:value="1.01">
            <text:p>1.01</text:p>
          </table:table-cell>
          <table:table-cell table:formula="of:=1-[.Q14]" office:value-type="float" office:value="0.99">
            <text:p>0.99</text:p>
          </table:table-cell>
          <table:table-cell table:formula="of:=[.S14]/[.R14]" office:value-type="float" office:value="0.98019801980198">
            <text:p>0.98020</text:p>
          </table:table-cell>
          <table:table-cell table:formula="of:=1/[.R14]" office:value-type="float" office:value="0.99009900990099">
            <text:p>0.99010</text:p>
          </table:table-cell>
          <table:table-cell table:formula="of:=[.T14]*v$1bankq130+[.V$11]" office:value-type="float" office:value="0">
            <text:p>#NAME?</text:p>
          </table:table-cell>
          <table:table-cell table:formula="of:=[.V14]-[.U14]" office:value-type="float" office:value="0">
            <text:p>#NAME?</text:p>
          </table:table-cell>
        </table:table-row>
        <table:table-row table:style-name="ro1">
          <table:table-cell table:number-columns-repeated="7"/>
          <table:table-cell table:formula="of:=[.H16]/2" office:value-type="float" office:value="0.46624755859375">
            <text:p>0.5</text:p>
          </table:table-cell>
          <table:table-cell table:formula="of:=([.H15]*2*PI())*([.H15]*2*PI())" office:value-type="float" office:value="8.58208631521733">
            <text:p>8.5820863152</text:p>
          </table:table-cell>
          <table:table-cell table:formula="of:=[.I15]/2304000000" office:value-type="float" office:value="0.00000000372486385209086">
            <text:p>0.000000</text:p>
          </table:table-cell>
          <table:table-cell table:formula="of:=2-[.J15]" office:value-type="float" office:value="1.99999999627514">
            <text:p>1.9999999963</text:p>
          </table:table-cell>
          <table:table-cell/>
          <table:table-cell table:formula="of:=1-[.H15]*(1/48000)" office:value-type="float" office:value="0.999990286509196">
            <text:p>0.9999902865</text:p>
          </table:table-cell>
          <table:table-cell table:formula="of:=1+[.H15]*(1/48000)" office:value-type="float" office:value="1.0000097134908">
            <text:p>1.0000097135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1+[.Q15]" office:value-type="float" office:value="1.02">
            <text:p>1.02</text:p>
          </table:table-cell>
          <table:table-cell table:formula="of:=1-[.Q15]" office:value-type="float" office:value="0.98">
            <text:p>0.98</text:p>
          </table:table-cell>
          <table:table-cell table:formula="of:=[.S15]/[.R15]" office:value-type="float" office:value="0.96078431372549">
            <text:p>0.96078</text:p>
          </table:table-cell>
          <table:table-cell table:formula="of:=1/[.R15]" office:value-type="float" office:value="0.980392156862745">
            <text:p>0.98039</text:p>
          </table:table-cell>
          <table:table-cell table:formula="of:=[.T15]*[.V$10]+[.V$11]" office:value-type="float" office:value="0.980392156862745">
            <text:p>0.9803921569</text:p>
          </table:table-cell>
          <table:table-cell table:formula="of:=[.V15]-[.U15]" office:value-type="float" office:value="0">
            <text:p>0</text:p>
          </table:table-cell>
        </table:table-row>
        <table:table-row table:style-name="ro1">
          <table:table-cell office:value-type="string">
            <text:p>u0</text:p>
          </table:table-cell>
          <table:table-cell table:formula="of:=[.B9]*[.B13]-[.B14]" office:value-type="float" office:value="0.0108514335618352">
            <text:p>0.0108514336</text:p>
          </table:table-cell>
          <table:table-cell table:number-columns-repeated="5"/>
          <table:table-cell table:formula="of:=[.H17]/2" office:value-type="float" office:value="0.9324951171875">
            <text:p>0.9</text:p>
          </table:table-cell>
          <table:table-cell table:formula="of:=([.H16]*2*PI())*([.H16]*2*PI())" office:value-type="float" office:value="34.3283452608693">
            <text:p>34.3283452609</text:p>
          </table:table-cell>
          <table:table-cell table:formula="of:=[.I16]/2304000000" office:value-type="float" office:value="0.0000000148994554083634">
            <text:p>0.000000</text:p>
          </table:table-cell>
          <table:table-cell table:formula="of:=2-[.J16]" office:value-type="float" office:value="1.99999998510054">
            <text:p>1.9999999851</text:p>
          </table:table-cell>
          <table:table-cell/>
          <table:table-cell table:formula="of:=1-[.H16]*(1/48000)" office:value-type="float" office:value="0.999980573018392">
            <text:p>0.999980573</text:p>
          </table:table-cell>
          <table:table-cell table:formula="of:=1+[.H16]*(1/48000)" office:value-type="float" office:value="1.00001942698161">
            <text:p>1.000019427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1+[.Q16]" office:value-type="float" office:value="1.03">
            <text:p>1.03</text:p>
          </table:table-cell>
          <table:table-cell table:formula="of:=1-[.Q16]" office:value-type="float" office:value="0.97">
            <text:p>0.97</text:p>
          </table:table-cell>
          <table:table-cell table:formula="of:=[.S16]/[.R16]" office:value-type="float" office:value="0.941747572815534">
            <text:p>0.94175</text:p>
          </table:table-cell>
          <table:table-cell table:formula="of:=1/[.R16]" office:value-type="float" office:value="0.970873786407767">
            <text:p>0.97087</text:p>
          </table:table-cell>
          <table:table-cell table:formula="of:=[.T16]*[.V$10]+[.V$11]" office:value-type="float" office:value="0.970873786407767">
            <text:p>0.9708737864</text:p>
          </table:table-cell>
          <table:table-cell table:formula="of:=[.V16]-[.U16]" office:value-type="float" office:value="0">
            <text:p>0</text:p>
          </table:table-cell>
        </table:table-row>
        <table:table-row table:style-name="ro1">
          <table:table-cell office:value-type="string">
            <text:p>out(n)</text:p>
          </table:table-cell>
          <table:table-cell table:number-columns-repeated="6"/>
          <table:table-cell table:formula="of:=[.H18]/2" office:value-type="float" office:value="1.864990234375">
            <text:p>1.9</text:p>
          </table:table-cell>
          <table:table-cell table:formula="of:=([.H17]*2*PI())*([.H17]*2*PI())" office:value-type="float" office:value="137.313381043477">
            <text:p>137.3133810435</text:p>
          </table:table-cell>
          <table:table-cell table:formula="of:=[.I17]/2304000000" office:value-type="float" office:value="0.0000000595978216334537">
            <text:p>0.000000</text:p>
          </table:table-cell>
          <table:table-cell table:formula="of:=2-[.J17]" office:value-type="float" office:value="1.99999994040218">
            <text:p>1.9999999404</text:p>
          </table:table-cell>
          <table:table-cell/>
          <table:table-cell table:formula="of:=1-[.H17]*(1/48000)" office:value-type="float" office:value="0.999961146036784">
            <text:p>0.999961146</text:p>
          </table:table-cell>
          <table:table-cell table:formula="of:=1+[.H17]*(1/48000)" office:value-type="float" office:value="1.00003885396322">
            <text:p>1.000038854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1+[.Q17]" office:value-type="float" office:value="1.04">
            <text:p>1.04</text:p>
          </table:table-cell>
          <table:table-cell table:formula="of:=1-[.Q17]" office:value-type="float" office:value="0.96">
            <text:p>0.96</text:p>
          </table:table-cell>
          <table:table-cell table:formula="of:=[.S17]/[.R17]" office:value-type="float" office:value="0.923076923076923">
            <text:p>0.92308</text:p>
          </table:table-cell>
          <table:table-cell table:formula="of:=1/[.R17]" office:value-type="float" office:value="0.961538461538461">
            <text:p>0.96154</text:p>
          </table:table-cell>
          <table:table-cell table:formula="of:=[.T17]*[.V$10]+[.V$11]" office:value-type="float" office:value="0.961538461538461">
            <text:p>0.9615384615</text:p>
          </table:table-cell>
          <table:table-cell table:formula="of:=[.V17]-[.U17]" office:value-type="float" office:value="0">
            <text:p>0</text:p>
          </table:table-cell>
        </table:table-row>
        <table:table-row table:style-name="ro1">
          <table:table-cell office:value-type="string">
            <text:p>u2</text:p>
          </table:table-cell>
          <table:table-cell table:number-columns-repeated="6"/>
          <table:table-cell table:formula="of:=[.H19]/2" office:value-type="float" office:value="3.72998046875">
            <text:p>3.7</text:p>
          </table:table-cell>
          <table:table-cell table:formula="of:=([.H18]*2*PI())*([.H18]*2*PI())" office:value-type="float" office:value="549.253524173909">
            <text:p>549.2535241739</text:p>
          </table:table-cell>
          <table:table-cell table:formula="of:=[.I18]/2304000000" office:value-type="float" office:value="0.000000238391286533815">
            <text:p>0.000000</text:p>
          </table:table-cell>
          <table:table-cell table:formula="of:=2-[.J18]" office:value-type="float" office:value="1.99999976160871">
            <text:p>1.9999997616</text:p>
          </table:table-cell>
          <table:table-cell/>
          <table:table-cell table:formula="of:=1-[.H18]*(1/48000)" office:value-type="float" office:value="0.999922292073568">
            <text:p>0.9999222921</text:p>
          </table:table-cell>
          <table:table-cell table:formula="of:=1+[.H18]*(1/48000)" office:value-type="float" office:value="1.00007770792643">
            <text:p>1.0000777079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1+[.Q18]" office:value-type="float" office:value="1.05">
            <text:p>1.05</text:p>
          </table:table-cell>
          <table:table-cell table:formula="of:=1-[.Q18]" office:value-type="float" office:value="0.95">
            <text:p>0.95</text:p>
          </table:table-cell>
          <table:table-cell table:formula="of:=[.S18]/[.R18]" office:value-type="float" office:value="0.904761904761905">
            <text:p>0.90476</text:p>
          </table:table-cell>
          <table:table-cell table:formula="of:=1/[.R18]" office:value-type="float" office:value="0.952380952380952">
            <text:p>0.95238</text:p>
          </table:table-cell>
          <table:table-cell table:formula="of:=[.T18]*[.V$10]+[.V$11]" office:value-type="float" office:value="0.952380952380952">
            <text:p>0.9523809524</text:p>
          </table:table-cell>
          <table:table-cell table:formula="of:=[.V18]-[.U18]" office:value-type="float" office:value="0">
            <text:p>0</text:p>
          </table:table-cell>
        </table:table-row>
        <table:table-row table:style-name="ro1">
          <table:table-cell office:value-type="string">
            <text:p>u1</text:p>
          </table:table-cell>
          <table:table-cell table:number-columns-repeated="6"/>
          <table:table-cell table:formula="of:=[.H20]/2" office:value-type="float" office:value="7.4599609375">
            <text:p>7.5</text:p>
          </table:table-cell>
          <table:table-cell table:formula="of:=([.H19]*2*PI())*([.H19]*2*PI())" office:value-type="float" office:value="2197.01409669564">
            <text:p>2197.0140966956</text:p>
          </table:table-cell>
          <table:table-cell table:formula="of:=[.I19]/2304000000" office:value-type="float" office:value="0.000000953565146135259">
            <text:p>0.000001</text:p>
          </table:table-cell>
          <table:table-cell table:formula="of:=2-[.J19]" office:value-type="float" office:value="1.99999904643485">
            <text:p>1.9999990464</text:p>
          </table:table-cell>
          <table:table-cell/>
          <table:table-cell table:formula="of:=1-[.H19]*(1/48000)" office:value-type="float" office:value="0.999844584147135">
            <text:p>0.9998445841</text:p>
          </table:table-cell>
          <table:table-cell table:formula="of:=1+[.H19]*(1/48000)" office:value-type="float" office:value="1.00015541585286">
            <text:p>1.0001554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1+[.Q19]" office:value-type="float" office:value="1.06">
            <text:p>1.06</text:p>
          </table:table-cell>
          <table:table-cell table:formula="of:=1-[.Q19]" office:value-type="float" office:value="0.94">
            <text:p>0.94</text:p>
          </table:table-cell>
          <table:table-cell table:formula="of:=[.S19]/[.R19]" office:value-type="float" office:value="0.886792452830189">
            <text:p>0.88679</text:p>
          </table:table-cell>
          <table:table-cell table:formula="of:=1/[.R19]" office:value-type="float" office:value="0.943396226415094">
            <text:p>0.94340</text:p>
          </table:table-cell>
          <table:table-cell table:formula="of:=[.T19]*[.V$10]+[.V$11]" office:value-type="float" office:value="0.943396226415094">
            <text:p>0.9433962264</text:p>
          </table:table-cell>
          <table:table-cell table:formula="of:=[.V19]-[.U1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1]/2" office:value-type="float" office:value="14.919921875">
            <text:p>14.9</text:p>
          </table:table-cell>
          <table:table-cell table:formula="of:=([.H20]*2*PI())*([.H20]*2*PI())" office:value-type="float" office:value="8788.05638678255">
            <text:p>8788.0563867826</text:p>
          </table:table-cell>
          <table:table-cell table:formula="of:=[.I20]/2304000000" office:value-type="float" office:value="0.00000381426058454104">
            <text:p>0.000004</text:p>
          </table:table-cell>
          <table:table-cell table:formula="of:=2-[.J20]" office:value-type="float" office:value="1.99999618573942">
            <text:p>1.9999961857</text:p>
          </table:table-cell>
          <table:table-cell/>
          <table:table-cell table:formula="of:=1-[.H20]*(1/48000)" office:value-type="float" office:value="0.999689168294271">
            <text:p>0.9996891683</text:p>
          </table:table-cell>
          <table:table-cell table:formula="of:=1+[.H20]*(1/48000)" office:value-type="float" office:value="1.00031083170573">
            <text:p>1.0003108317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1+[.Q20]" office:value-type="float" office:value="1.07">
            <text:p>1.07</text:p>
          </table:table-cell>
          <table:table-cell table:formula="of:=1-[.Q20]" office:value-type="float" office:value="0.93">
            <text:p>0.93</text:p>
          </table:table-cell>
          <table:table-cell table:formula="of:=[.S20]/[.R20]" office:value-type="float" office:value="0.869158878504673">
            <text:p>0.86916</text:p>
          </table:table-cell>
          <table:table-cell table:formula="of:=1/[.R20]" office:value-type="float" office:value="0.934579439252336">
            <text:p>0.93458</text:p>
          </table:table-cell>
          <table:table-cell table:formula="of:=[.T20]*[.V$10]+[.V$11]" office:value-type="float" office:value="0.934579439252336">
            <text:p>0.9345794393</text:p>
          </table:table-cell>
          <table:table-cell table:formula="of:=[.V20]-[.U2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2]/2" office:value-type="float" office:value="29.83984375">
            <text:p>29.8</text:p>
          </table:table-cell>
          <table:table-cell table:formula="of:=([.H21]*2*PI())*([.H21]*2*PI())" office:value-type="float" office:value="35152.2255471302">
            <text:p>35152.2255471302</text:p>
          </table:table-cell>
          <table:table-cell table:formula="of:=[.I21]/2304000000" office:value-type="float" office:value="0.0000152570423381641">
            <text:p>0.000015</text:p>
          </table:table-cell>
          <table:table-cell table:formula="of:=2-[.J21]" office:value-type="float" office:value="1.99998474295766">
            <text:p>1.999984743</text:p>
          </table:table-cell>
          <table:table-cell/>
          <table:table-cell table:formula="of:=1-[.H21]*(1/48000)" office:value-type="float" office:value="0.999378336588542">
            <text:p>0.9993783366</text:p>
          </table:table-cell>
          <table:table-cell table:formula="of:=1+[.H21]*(1/48000)" office:value-type="float" office:value="1.00062166341146">
            <text:p>1.0006216634</text:p>
          </table:table-cell>
          <table:table-cell table:number-columns-repeated="2"/>
          <table:table-cell office:value-type="float" office:value="0.08">
            <text:p>0.08</text:p>
          </table:table-cell>
          <table:table-cell table:formula="of:=1+[.Q21]" office:value-type="float" office:value="1.08">
            <text:p>1.08</text:p>
          </table:table-cell>
          <table:table-cell table:formula="of:=1-[.Q21]" office:value-type="float" office:value="0.92">
            <text:p>0.92</text:p>
          </table:table-cell>
          <table:table-cell table:formula="of:=[.S21]/[.R21]" office:value-type="float" office:value="0.851851851851852">
            <text:p>0.85185</text:p>
          </table:table-cell>
          <table:table-cell table:formula="of:=1/[.R21]" office:value-type="float" office:value="0.925925925925926">
            <text:p>0.92593</text:p>
          </table:table-cell>
          <table:table-cell table:formula="of:=[.T21]*[.V$10]+[.V$11]" office:value-type="float" office:value="0.925925925925926">
            <text:p>0.9259259259</text:p>
          </table:table-cell>
          <table:table-cell table:formula="of:=[.V21]-[.U2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3]/2" office:value-type="float" office:value="59.6796875">
            <text:p>59.7</text:p>
          </table:table-cell>
          <table:table-cell table:formula="of:=([.H22]*2*PI())*([.H22]*2*PI())" office:value-type="float" office:value="140608.902188521">
            <text:p>140608.902188521</text:p>
          </table:table-cell>
          <table:table-cell table:formula="of:=[.I22]/2304000000" office:value-type="float" office:value="0.0000610281693526566">
            <text:p>0.000061</text:p>
          </table:table-cell>
          <table:table-cell table:formula="of:=2-[.J22]" office:value-type="float" office:value="1.99993897183065">
            <text:p>1.9999389718</text:p>
          </table:table-cell>
          <table:table-cell/>
          <table:table-cell table:formula="of:=1-[.H22]*(1/48000)" office:value-type="float" office:value="0.998756673177083">
            <text:p>0.9987566732</text:p>
          </table:table-cell>
          <table:table-cell table:formula="of:=1+[.H22]*(1/48000)" office:value-type="float" office:value="1.00124332682292">
            <text:p>1.0012433268</text:p>
          </table:table-cell>
          <table:table-cell table:number-columns-repeated="2"/>
          <table:table-cell office:value-type="float" office:value="0.09">
            <text:p>0.09</text:p>
          </table:table-cell>
          <table:table-cell table:formula="of:=1+[.Q22]" office:value-type="float" office:value="1.09">
            <text:p>1.09</text:p>
          </table:table-cell>
          <table:table-cell table:formula="of:=1-[.Q22]" office:value-type="float" office:value="0.91">
            <text:p>0.91</text:p>
          </table:table-cell>
          <table:table-cell table:formula="of:=[.S22]/[.R22]" office:value-type="float" office:value="0.834862385321101">
            <text:p>0.83486</text:p>
          </table:table-cell>
          <table:table-cell table:formula="of:=1/[.R22]" office:value-type="float" office:value="0.91743119266055">
            <text:p>0.91743</text:p>
          </table:table-cell>
          <table:table-cell table:formula="of:=[.T22]*[.V$10]+[.V$11]" office:value-type="float" office:value="0.91743119266055">
            <text:p>0.9174311927</text:p>
          </table:table-cell>
          <table:table-cell table:formula="of:=[.V22]-[.U2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4]/2" office:value-type="float" office:value="119.359375">
            <text:p>119.4</text:p>
          </table:table-cell>
          <table:table-cell table:formula="of:=([.H23]*2*PI())*([.H23]*2*PI())" office:value-type="float" office:value="562435.608754083">
            <text:p>562435.608754083</text:p>
          </table:table-cell>
          <table:table-cell table:formula="of:=[.I23]/2304000000" office:value-type="float" office:value="0.000244112677410626">
            <text:p>0.000244</text:p>
          </table:table-cell>
          <table:table-cell table:formula="of:=2-[.J23]" office:value-type="float" office:value="1.99975588732259">
            <text:p>1.9997558873</text:p>
          </table:table-cell>
          <table:table-cell/>
          <table:table-cell table:formula="of:=1-[.H23]*(1/48000)" office:value-type="float" office:value="0.997513346354167">
            <text:p>0.9975133464</text:p>
          </table:table-cell>
          <table:table-cell table:formula="of:=1+[.H23]*(1/48000)" office:value-type="float" office:value="1.00248665364583">
            <text:p>1.0024866536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1+[.Q23]" office:value-type="float" office:value="1.1">
            <text:p>1.1</text:p>
          </table:table-cell>
          <table:table-cell table:formula="of:=1-[.Q23]" office:value-type="float" office:value="0.9">
            <text:p>0.9</text:p>
          </table:table-cell>
          <table:table-cell table:formula="of:=[.S23]/[.R23]" office:value-type="float" office:value="0.818181818181818">
            <text:p>0.81818</text:p>
          </table:table-cell>
          <table:table-cell table:formula="of:=1/[.R23]" office:value-type="float" office:value="0.909090909090909">
            <text:p>0.90909</text:p>
          </table:table-cell>
          <table:table-cell table:formula="of:=[.T23]*[.V$10]+[.V$11]" office:value-type="float" office:value="0.909090909090909">
            <text:p>0.9090909091</text:p>
          </table:table-cell>
          <table:table-cell table:formula="of:=[.V23]-[.U2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5]/2" office:value-type="float" office:value="238.71875">
            <text:p>238.7</text:p>
          </table:table-cell>
          <table:table-cell table:formula="of:=([.H24]*2*PI())*([.H24]*2*PI())" office:value-type="float" office:value="2249742.43501633">
            <text:p>2249742.43501633</text:p>
          </table:table-cell>
          <table:table-cell table:formula="of:=[.I24]/2304000000" office:value-type="float" office:value="0.000976450709642505">
            <text:p>0.000976</text:p>
          </table:table-cell>
          <table:table-cell table:formula="of:=2-[.J24]" office:value-type="float" office:value="1.99902354929036">
            <text:p>1.9990235493</text:p>
          </table:table-cell>
          <table:table-cell/>
          <table:table-cell table:formula="of:=1-[.H24]*(1/48000)" office:value-type="float" office:value="0.995026692708333">
            <text:p>0.9950266927</text:p>
          </table:table-cell>
          <table:table-cell table:formula="of:=1+[.H24]*(1/48000)" office:value-type="float" office:value="1.00497330729167">
            <text:p>1.0049733073</text:p>
          </table:table-cell>
          <table:table-cell table:number-columns-repeated="2"/>
          <table:table-cell office:value-type="float" office:value="0.11">
            <text:p>0.11</text:p>
          </table:table-cell>
          <table:table-cell table:formula="of:=1+[.Q24]" office:value-type="float" office:value="1.11">
            <text:p>1.11</text:p>
          </table:table-cell>
          <table:table-cell table:formula="of:=1-[.Q24]" office:value-type="float" office:value="0.89">
            <text:p>0.89</text:p>
          </table:table-cell>
          <table:table-cell table:formula="of:=[.S24]/[.R24]" office:value-type="float" office:value="0.801801801801802">
            <text:p>0.80180</text:p>
          </table:table-cell>
          <table:table-cell table:formula="of:=1/[.R24]" office:value-type="float" office:value="0.900900900900901">
            <text:p>0.90090</text:p>
          </table:table-cell>
          <table:table-cell table:formula="of:=[.T24]*[.V$10]+[.V$11]" office:value-type="float" office:value="0.900900900900901">
            <text:p>0.9009009009</text:p>
          </table:table-cell>
          <table:table-cell table:formula="of:=[.V24]-[.U2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6]/2" office:value-type="float" office:value="477.4375">
            <text:p>477.4</text:p>
          </table:table-cell>
          <table:table-cell table:formula="of:=([.H25]*2*PI())*([.H25]*2*PI())" office:value-type="float" office:value="8998969.74006533">
            <text:p>8998969.74006533</text:p>
          </table:table-cell>
          <table:table-cell table:formula="of:=[.I25]/2304000000" office:value-type="float" office:value="0.00390580283857002">
            <text:p>0.003906</text:p>
          </table:table-cell>
          <table:table-cell table:formula="of:=2-[.J25]" office:value-type="float" office:value="1.99609419716143">
            <text:p>1.9960941972</text:p>
          </table:table-cell>
          <table:table-cell/>
          <table:table-cell table:formula="of:=1-[.H25]*(1/48000)" office:value-type="float" office:value="0.990053385416667">
            <text:p>0.9900533854</text:p>
          </table:table-cell>
          <table:table-cell table:formula="of:=1+[.H25]*(1/48000)" office:value-type="float" office:value="1.00994661458333">
            <text:p>1.0099466146</text:p>
          </table:table-cell>
          <table:table-cell table:number-columns-repeated="2"/>
          <table:table-cell office:value-type="float" office:value="0.12">
            <text:p>0.12</text:p>
          </table:table-cell>
          <table:table-cell table:formula="of:=1+[.Q25]" office:value-type="float" office:value="1.12">
            <text:p>1.12</text:p>
          </table:table-cell>
          <table:table-cell table:formula="of:=1-[.Q25]" office:value-type="float" office:value="0.88">
            <text:p>0.88</text:p>
          </table:table-cell>
          <table:table-cell table:formula="of:=[.S25]/[.R25]" office:value-type="float" office:value="0.785714285714286">
            <text:p>0.78571</text:p>
          </table:table-cell>
          <table:table-cell table:formula="of:=1/[.R25]" office:value-type="float" office:value="0.892857142857143">
            <text:p>0.89286</text:p>
          </table:table-cell>
          <table:table-cell table:formula="of:=[.T25]*[.V$10]+[.V$11]" office:value-type="float" office:value="0.892857142857143">
            <text:p>0.8928571429</text:p>
          </table:table-cell>
          <table:table-cell table:formula="of:=[.V25]-[.U2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7]/2" office:value-type="float" office:value="954.875">
            <text:p>954.9</text:p>
          </table:table-cell>
          <table:table-cell table:formula="of:=([.H26]*2*PI())*([.H26]*2*PI())" office:value-type="float" office:value="35995878.9602613">
            <text:p>35995878.9602613</text:p>
          </table:table-cell>
          <table:table-cell table:formula="of:=[.I26]/2304000000" office:value-type="float" office:value="0.0156232113542801">
            <text:p>0.015623</text:p>
          </table:table-cell>
          <table:table-cell table:formula="of:=2-[.J26]" office:value-type="float" office:value="1.98437678864572">
            <text:p>1.9843767886</text:p>
          </table:table-cell>
          <table:table-cell/>
          <table:table-cell table:formula="of:=1-[.H26]*(1/48000)" office:value-type="float" office:value="0.980106770833333">
            <text:p>0.9801067708</text:p>
          </table:table-cell>
          <table:table-cell table:formula="of:=1+[.H26]*(1/48000)" office:value-type="float" office:value="1.01989322916667">
            <text:p>1.0198932292</text:p>
          </table:table-cell>
          <table:table-cell table:number-columns-repeated="2"/>
          <table:table-cell office:value-type="float" office:value="0.13">
            <text:p>0.13</text:p>
          </table:table-cell>
          <table:table-cell table:formula="of:=1+[.Q26]" office:value-type="float" office:value="1.13">
            <text:p>1.13</text:p>
          </table:table-cell>
          <table:table-cell table:formula="of:=1-[.Q26]" office:value-type="float" office:value="0.87">
            <text:p>0.87</text:p>
          </table:table-cell>
          <table:table-cell table:formula="of:=[.S26]/[.R26]" office:value-type="float" office:value="0.769911504424779">
            <text:p>0.76991</text:p>
          </table:table-cell>
          <table:table-cell table:formula="of:=1/[.R26]" office:value-type="float" office:value="0.884955752212389">
            <text:p>0.88496</text:p>
          </table:table-cell>
          <table:table-cell table:formula="of:=[.T26]*[.V$10]+[.V$11]" office:value-type="float" office:value="0.884955752212389">
            <text:p>0.8849557522</text:p>
          </table:table-cell>
          <table:table-cell table:formula="of:=[.V26]-[.U2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8]/2" office:value-type="float" office:value="1909.75">
            <text:p>1909.8</text:p>
          </table:table-cell>
          <table:table-cell table:formula="of:=([.H27]*2*PI())*([.H27]*2*PI())" office:value-type="float" office:value="143983515.841045">
            <text:p>143983515.841045</text:p>
          </table:table-cell>
          <table:table-cell table:formula="of:=[.I27]/2304000000" office:value-type="float" office:value="0.0624928454171203">
            <text:p>0.062493</text:p>
          </table:table-cell>
          <table:table-cell table:formula="of:=2-[.J27]" office:value-type="float" office:value="1.93750715458288">
            <text:p>1.9375071546</text:p>
          </table:table-cell>
          <table:table-cell/>
          <table:table-cell table:formula="of:=1-[.H27]*(1/48000)" office:value-type="float" office:value="0.960213541666667">
            <text:p>0.9602135417</text:p>
          </table:table-cell>
          <table:table-cell table:formula="of:=1+[.H27]*(1/48000)" office:value-type="float" office:value="1.03978645833333">
            <text:p>1.0397864583</text:p>
          </table:table-cell>
          <table:table-cell table:number-columns-repeated="2"/>
          <table:table-cell office:value-type="float" office:value="0.14">
            <text:p>0.14</text:p>
          </table:table-cell>
          <table:table-cell table:formula="of:=1+[.Q27]" office:value-type="float" office:value="1.14">
            <text:p>1.14</text:p>
          </table:table-cell>
          <table:table-cell table:formula="of:=1-[.Q27]" office:value-type="float" office:value="0.86">
            <text:p>0.86</text:p>
          </table:table-cell>
          <table:table-cell table:formula="of:=[.S27]/[.R27]" office:value-type="float" office:value="0.754385964912281">
            <text:p>0.75439</text:p>
          </table:table-cell>
          <table:table-cell table:formula="of:=1/[.R27]" office:value-type="float" office:value="0.87719298245614">
            <text:p>0.87719</text:p>
          </table:table-cell>
          <table:table-cell table:formula="of:=[.T27]*[.V$10]+[.V$11]" office:value-type="float" office:value="0.87719298245614">
            <text:p>0.8771929825</text:p>
          </table:table-cell>
          <table:table-cell table:formula="of:=[.V27]-[.U2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29]/2" office:value-type="float" office:value="3819.5">
            <text:p>3819.5</text:p>
          </table:table-cell>
          <table:table-cell table:formula="of:=([.H28]*2*PI())*([.H28]*2*PI())" office:value-type="float" office:value="575934063.364181">
            <text:p>575934063.364181</text:p>
          </table:table-cell>
          <table:table-cell table:formula="of:=[.I28]/2304000000" office:value-type="float" office:value="0.249971381668481">
            <text:p>0.249971</text:p>
          </table:table-cell>
          <table:table-cell table:formula="of:=2-[.J28]" office:value-type="float" office:value="1.75002861833152">
            <text:p>1.7500286183</text:p>
          </table:table-cell>
          <table:table-cell/>
          <table:table-cell table:formula="of:=1-[.H28]*(1/48000)" office:value-type="float" office:value="0.920427083333333">
            <text:p>0.9204270833</text:p>
          </table:table-cell>
          <table:table-cell table:formula="of:=1+[.H28]*(1/48000)" office:value-type="float" office:value="1.07957291666667">
            <text:p>1.0795729167</text:p>
          </table:table-cell>
          <table:table-cell table:number-columns-repeated="2"/>
          <table:table-cell office:value-type="float" office:value="0.15">
            <text:p>0.15</text:p>
          </table:table-cell>
          <table:table-cell table:formula="of:=1+[.Q28]" office:value-type="float" office:value="1.15">
            <text:p>1.15</text:p>
          </table:table-cell>
          <table:table-cell table:formula="of:=1-[.Q28]" office:value-type="float" office:value="0.85">
            <text:p>0.85</text:p>
          </table:table-cell>
          <table:table-cell table:formula="of:=[.S28]/[.R28]" office:value-type="float" office:value="0.739130434782609">
            <text:p>0.73913</text:p>
          </table:table-cell>
          <table:table-cell table:formula="of:=1/[.R28]" office:value-type="float" office:value="0.869565217391304">
            <text:p>0.86957</text:p>
          </table:table-cell>
          <table:table-cell table:formula="of:=[.T28]*[.V$10]+[.V$11]" office:value-type="float" office:value="0.869565217391304">
            <text:p>0.8695652174</text:p>
          </table:table-cell>
          <table:table-cell table:formula="of:=[.V28]-[.U2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[.H30]/2" office:value-type="float" office:value="7639">
            <text:p>7639.0</text:p>
          </table:table-cell>
          <table:table-cell table:formula="of:=([.H29]*2*PI())*([.H29]*2*PI())" office:value-type="float" office:value="2303736253.45672">
            <text:p>2303736253.45672</text:p>
          </table:table-cell>
          <table:table-cell table:formula="of:=[.I29]/2304000000" office:value-type="float" office:value="0.999885526673926">
            <text:p>0.999886</text:p>
          </table:table-cell>
          <table:table-cell table:formula="of:=2-[.J29]" office:value-type="float" office:value="1.00011447332607">
            <text:p>1.0001144733</text:p>
          </table:table-cell>
          <table:table-cell/>
          <table:table-cell table:formula="of:=1-[.H29]*(1/48000)" office:value-type="float" office:value="0.840854166666667">
            <text:p>0.8408541667</text:p>
          </table:table-cell>
          <table:table-cell table:formula="of:=1+[.H29]*(1/48000)" office:value-type="float" office:value="1.15914583333333">
            <text:p>1.1591458333</text:p>
          </table:table-cell>
          <table:table-cell table:number-columns-repeated="2"/>
          <table:table-cell office:value-type="float" office:value="0.16">
            <text:p>0.16</text:p>
          </table:table-cell>
          <table:table-cell table:formula="of:=1+[.Q29]" office:value-type="float" office:value="1.16">
            <text:p>1.16</text:p>
          </table:table-cell>
          <table:table-cell table:formula="of:=1-[.Q29]" office:value-type="float" office:value="0.84">
            <text:p>0.84</text:p>
          </table:table-cell>
          <table:table-cell table:formula="of:=[.S29]/[.R29]" office:value-type="float" office:value="0.724137931034483">
            <text:p>0.72414</text:p>
          </table:table-cell>
          <table:table-cell table:formula="of:=1/[.R29]" office:value-type="float" office:value="0.862068965517241">
            <text:p>0.86207</text:p>
          </table:table-cell>
          <table:table-cell table:formula="of:=[.T29]*[.V$10]+[.V$11]" office:value-type="float" office:value="0.862068965517241">
            <text:p>0.8620689655</text:p>
          </table:table-cell>
          <table:table-cell table:formula="of:=[.V29]-[.U29]"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5278">
            <text:p>15278.0</text:p>
          </table:table-cell>
          <table:table-cell table:formula="of:=([.H30]*2*PI())*([.H30]*2*PI())" office:value-type="float" office:value="9214945013.8269">
            <text:p>9214945013.8269</text:p>
          </table:table-cell>
          <table:table-cell table:formula="of:=[.I30]/2304000000" office:value-type="float" office:value="3.9995421066957">
            <text:p>3.999542</text:p>
          </table:table-cell>
          <table:table-cell table:formula="of:=2-[.J30]" office:value-type="float" office:value="-1.9995421066957">
            <text:p>-1.9995421067</text:p>
          </table:table-cell>
          <table:table-cell/>
          <table:table-cell table:formula="of:=1-[.H30]*(1/48000)" office:value-type="float" office:value="0.681708333333333">
            <text:p>0.6817083333</text:p>
          </table:table-cell>
          <table:table-cell table:formula="of:=1+[.H30]*(1/48000)" office:value-type="float" office:value="1.31829166666667">
            <text:p>1.3182916667</text:p>
          </table:table-cell>
          <table:table-cell table:number-columns-repeated="2"/>
          <table:table-cell office:value-type="float" office:value="0.17">
            <text:p>0.17</text:p>
          </table:table-cell>
          <table:table-cell table:formula="of:=1+[.Q30]" office:value-type="float" office:value="1.17">
            <text:p>1.17</text:p>
          </table:table-cell>
          <table:table-cell table:formula="of:=1-[.Q30]" office:value-type="float" office:value="0.83">
            <text:p>0.83</text:p>
          </table:table-cell>
          <table:table-cell table:formula="of:=[.S30]/[.R30]" office:value-type="float" office:value="0.709401709401709">
            <text:p>0.70940</text:p>
          </table:table-cell>
          <table:table-cell table:formula="of:=1/[.R30]" office:value-type="float" office:value="0.854700854700855">
            <text:p>0.85470</text:p>
          </table:table-cell>
          <table:table-cell table:formula="of:=[.T30]*[.V$10]+[.V$11]" office:value-type="float" office:value="0.854700854700855">
            <text:p>0.8547008547</text:p>
          </table:table-cell>
          <table:table-cell table:formula="of:=[.V30]-[.U30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15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8/11/2014</text:date>, <text:time>12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g</meta:initial-creator>
    <meta:creation-date>2014-08-07T23:28:47</meta:creation-date>
    <dc:date>2014-08-11T12:19:32</dc:date>
    <dc:creator>t g</dc:creator>
    <meta:editing-duration>PT33M18S</meta:editing-duration>
    <meta:editing-cycles>1</meta:editing-cycles>
    <meta:document-statistic meta:table-count="3" meta:cell-count="281" meta:object-count="0"/>
    <meta:generator>OpenOffice/4.0.1$Unix OpenOffice.org_project/401m5$Build-9714</meta:generator>
  </office:meta>
</office:document-meta>
</file>